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135.2mm"/>
    </style:style>
    <style:style style:name="co3" style:family="table-column">
      <style:table-column-properties fo:break-before="auto" style:column-width="53.48mm"/>
    </style:style>
    <style:style style:name="co4" style:family="table-column">
      <style:table-column-properties fo:break-before="auto" style:column-width="99.94mm"/>
    </style:style>
    <style:style style:name="co5" style:family="table-column">
      <style:table-column-properties fo:break-before="auto" style:column-width="32.5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fo:font-size="11pt" fo:language="en" fo:country="US" style:font-size-asian="11pt" style:language-asian="en" style:country-asian="US" style:font-size-complex="11pt" style:language-complex="en" style:country-complex="US"/>
    </style:style>
    <style:style style:name="ce2" style:family="table-cell" style:parent-style-name="Default"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Times-Roman" fo:font-size="11pt" fo:language="en" fo:country="US" style:font-name-asian="Times-Roman" style:font-size-asian="11pt" style:language-asian="en" style:country-asian="US" style:font-name-complex="Times-Roman" style:font-size-complex="11pt" style:language-complex="en" style:country-complex="US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  <style:style style:name="ce5" style:family="table-cell" style:parent-style-name="Default" style:data-style-name="N84"/>
    <style:style style:name="T1" style:family="text">
      <style:text-properties style:font-name="Times-Roman" style:text-position="0%" style:font-name-asian="Times-Roman" style:font-name-complex="Times-Roman" style:font-size-asian="11pt" style:font-size-complex="11pt"/>
    </style:style>
    <style:style style:name="T2" style:family="text">
      <style:text-properties style:text-position="0%" style:font-size-asian="11pt" style:font-size-complex="11pt" style:font-name="ArialMT" style:font-name-asian="ArialMT" style:font-name-complex="ArialMT"/>
    </style:style>
    <style:style style:name="T3" style:family="text">
      <style:text-properties style:text-position="0%" style:font-size-asian="11pt" style:font-size-complex="11pt" style:font-name="Times-Roman" style:font-name-asian="Times-Roman" style:font-name-complex="Times-Roman"/>
    </style:style>
    <style:style style:name="T4" style:family="text">
      <style:text-properties fo:color="#000000" style:font-name="Times-Roman" fo:font-size="11pt" style:text-position="0%" style:font-name-asian="Times-Roman" style:font-name-complex="Times-Roman" style:font-size-asian="11pt" style:font-size-complex="11pt"/>
    </style:style>
    <style:style style:name="T5" style:family="text">
      <style:text-properties fo:color="#000000" fo:font-size="11pt" style:text-position="0%" style:font-size-asian="11pt" style:font-size-complex="11pt" style:font-name="ArialMT" style:font-name-asian="ArialMT" style:font-name-complex="ArialMT"/>
    </style:style>
    <style:style style:name="T6" style:family="text">
      <style:text-properties fo:color="#000000" fo:font-size="11pt" style:text-position="0%" style:font-size-asian="11pt" style:font-size-complex="11pt" style:font-name="Times-Roman" style:font-name-asian="Times-Roman" style:font-name-complex="Times-Roman"/>
    </style:style>
    <style:style style:name="T7" style:family="text">
      <style:text-properties style:text-position="16%" style:font-name-asian="Times-Roman" style:font-name-complex="Times-Roman" style:font-size-asian="11pt" style:font-size-complex="11pt"/>
    </style:style>
    <style:style style:name="T8" style:family="text">
      <style:text-properties style:text-position="16%" style:font-name-asian="Times-Roman" style:font-name-complex="Times-Roman" style:font-size-asian="11pt" style:font-size-complex="11pt" fo:color="#000000" style:font-name="Times-Roman" fo:font-size="11pt"/>
    </style:style>
  </office:automatic-styles>
  <office:body>
    <office:spreadsheet>
      <table:table table:name="104Violation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艾姆勒車電股份有限公司（代表人：林啟聖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385號</text:p>
          </table:table-cell>
          <table:table-cell office:value-type="date" office:date-value="0104-08-31" calcext:value-type="date">
            <text:p>0104-09-01</text:p>
          </table:table-cell>
        </table:table-row>
        <table:table-row table:style-name="ro1">
          <table:table-cell/>
          <table:table-cell office:value-type="string" calcext:value-type="string">
            <text:p>艾姆勒車電股份有限公司（代表人：林啟聖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73851號</text:p>
          </table:table-cell>
          <table:table-cell office:value-type="date" office:date-value="0104-08-31" calcext:value-type="date">
            <text:p>0104-09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八仙樂園育樂股份有限公司（代表人：陳柏廷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515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/>
          <table:table-cell office:value-type="string" calcext:value-type="string">
            <text:p>八仙樂園育樂股份有限公司（代表人：陳柏廷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75151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天昶企業有限公司（代表人：蔡宜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622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/>
          <table:table-cell office:value-type="string" calcext:value-type="string">
            <text:p>天昶企業有限公司（代表人：蔡宜恩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76221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宇晨餐飲有限公司（代表人：王基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582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/>
          <table:table-cell office:value-type="string" calcext:value-type="string">
            <text:p>宇晨餐飲有限公司（代表人：王基偉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75821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信綺絲織廠股份有限公司（代表人：黃榮三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7246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/>
          <table:table-cell office:value-type="string" calcext:value-type="string">
            <text:p>信綺絲織廠股份有限公司（代表人：黃榮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2461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陳鉦程(即海味本舖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583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/>
          <table:table-cell office:value-type="string" calcext:value-type="string">
            <text:p>陳鉦程(即海味本舖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75831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銳騰科技有限公司（代表人：葉益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7616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1">
          <table:table-cell/>
          <table:table-cell office:value-type="string" calcext:value-type="string">
            <text:p>銳騰科技有限公司（代表人：葉益志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6161號</text:p>
          </table:table-cell>
          <table:table-cell office:value-type="date" office:date-value="0104-09-01" calcext:value-type="date">
            <text:p>0104-09-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台灣城市動力股份有限公司（代表人：洪國修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7981號</text:p>
          </table:table-cell>
          <table:table-cell office:value-type="date" office:date-value="0104-09-02" calcext:value-type="date">
            <text:p>0104-09-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益泰實業有限公司（代表人：劉漢中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575號</text:p>
          </table:table-cell>
          <table:table-cell office:value-type="date" office:date-value="0104-09-02" calcext:value-type="date">
            <text:p>0104-09-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統揚公寓大廈管理維護有限公司（代表人：林金和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470號</text:p>
          </table:table-cell>
          <table:table-cell office:value-type="date" office:date-value="0104-09-02" calcext:value-type="date">
            <text:p>0104-09-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<text:span text:style-name="T1">簡煒倫</text:span><text:span text:style-name="T2">(</text:span><text:span text:style-name="T3">即甄香食品行</text:span><text:span text:style-name="T2">)</text:span>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7856號</text:p>
          </table:table-cell>
          <table:table-cell office:value-type="date" office:date-value="0104-09-02" calcext:value-type="date">
            <text:p>0104-09-0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臻遞電信工程有限公司（代表人：黃齡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7941號</text:p>
          </table:table-cell>
          <table:table-cell office:value-type="date" office:date-value="0104-09-03" calcext:value-type="date">
            <text:p>0104-09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英華達股份有限公司（代表人：張景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7903號</text:p>
          </table:table-cell>
          <table:table-cell office:value-type="date" office:date-value="0104-09-06" calcext:value-type="date">
            <text:p>0104-09-07</text:p>
          </table:table-cell>
        </table:table-row>
        <table:table-row table:style-name="ro1">
          <table:table-cell/>
          <table:table-cell office:value-type="string" calcext:value-type="string">
            <text:p>英華達股份有限公司（代表人：張景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79031號</text:p>
          </table:table-cell>
          <table:table-cell office:value-type="date" office:date-value="0104-09-06" calcext:value-type="date">
            <text:p>0104-09-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環隆科技股份有限公司（代表人：歐正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8256號</text:p>
          </table:table-cell>
          <table:table-cell office:value-type="date" office:date-value="0104-09-06" calcext:value-type="date">
            <text:p>0104-09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鲍瑞璋(即德全醫院)</text:p>
          </table:table-cell>
          <table:table-cell office:value-type="string" calcext:value-type="string">
            <text:p>勞動基準法第7條</text:p>
          </table:table-cell>
          <table:table-cell office:value-type="string" calcext:value-type="string">
            <text:p>未依規定置備勞工名卡</text:p>
          </table:table-cell>
          <table:table-cell office:value-type="string" calcext:value-type="string">
            <text:p>新北府勞檢字第1043067997號</text:p>
          </table:table-cell>
          <table:table-cell office:value-type="date" office:date-value="0104-09-07" calcext:value-type="date">
            <text:p>0104-09-08</text:p>
          </table:table-cell>
        </table:table-row>
        <table:table-row table:style-name="ro1">
          <table:table-cell/>
          <table:table-cell office:value-type="string" calcext:value-type="string">
            <text:p>鲍瑞璋(即德全醫院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679971號</text:p>
          </table:table-cell>
          <table:table-cell office:value-type="date" office:date-value="0104-09-07" calcext:value-type="date">
            <text:p>0104-09-08</text:p>
          </table:table-cell>
        </table:table-row>
        <table:table-row table:style-name="ro2">
          <table:table-cell/>
          <table:table-cell office:value-type="string" calcext:value-type="string">
            <text:p>鲍瑞璋(即德全醫院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79972號</text:p>
          </table:table-cell>
          <table:table-cell office:value-type="date" office:date-value="0104-09-07" calcext:value-type="date">
            <text:p>0104-09-0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宏達國際電子股份有限公司（代表人：王雪紅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8228號</text:p>
          </table:table-cell>
          <table:table-cell office:value-type="date" office:date-value="0104-09-08" calcext:value-type="date">
            <text:p>0104-09-0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奇新鋁業股份有限公司（代表人：李宗耀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68418號</text:p>
          </table:table-cell>
          <table:table-cell office:value-type="date" office:date-value="0104-09-08" calcext:value-type="date">
            <text:p>0104-09-0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建曄欣業有限公司（代表人：李月燕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84601號</text:p>
          </table:table-cell>
          <table:table-cell office:value-type="date" office:date-value="0104-09-08" calcext:value-type="date">
            <text:p>0104-09-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韋德針織有限公司（代表人：張思瑋）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68253號</text:p>
          </table:table-cell>
          <table:table-cell office:value-type="date" office:date-value="0104-09-08" calcext:value-type="date">
            <text:p>0104-09-09</text:p>
          </table:table-cell>
        </table:table-row>
        <table:table-row table:style-name="ro1">
          <table:table-cell/>
          <table:table-cell office:value-type="string" calcext:value-type="string">
            <text:p>韋德針織有限公司（代表人：張思瑋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82531號</text:p>
          </table:table-cell>
          <table:table-cell office:value-type="date" office:date-value="0104-09-08" calcext:value-type="date">
            <text:p>0104-09-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新巨企業股份有限公司（代表人：周進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8246號</text:p>
          </table:table-cell>
          <table:table-cell office:value-type="date" office:date-value="0104-09-08" calcext:value-type="date">
            <text:p>0104-09-0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大垣人力資源顧問有限公司（代表人：吳阿炎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8400號</text:p>
          </table:table-cell>
          <table:table-cell office:value-type="date" office:date-value="0104-09-09" calcext:value-type="date">
            <text:p>0104-09-1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裕森企業有限公司（代表人：葉啟森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8703號</text:p>
          </table:table-cell>
          <table:table-cell office:value-type="date" office:date-value="0104-09-09" calcext:value-type="date">
            <text:p>0104-09-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鋁祥發實業有限公司（代表人：王國慶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8675號</text:p>
          </table:table-cell>
          <table:table-cell office:value-type="date" office:date-value="0104-09-09" calcext:value-type="date">
            <text:p>0104-09-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力科光電股份有限公司（代表人：李永法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8695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1">
          <table:table-cell/>
          <table:table-cell office:value-type="string" calcext:value-type="string">
            <text:p>力科光電股份有限公司（代表人：李永法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86951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<text:span text:style-name="T4">吳仲義</text:span><text:span text:style-name="T5">(</text:span><text:span text:style-name="T6">即蕙生醫院</text:span><text:span text:style-name="T5">)</text:span>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8314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4">吳仲義</text:span><text:span text:style-name="T5">(</text:span><text:span text:style-name="T6">即蕙生醫院</text:span><text:span text:style-name="T5">)</text:span>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83141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pan text:style-name="T4">吳仲義</text:span><text:span text:style-name="T5">(</text:span><text:span text:style-name="T6">即蕙生醫院</text:span><text:span text:style-name="T5">)</text:span>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83142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4">吳仲義</text:span><text:span text:style-name="T5">(</text:span><text:span text:style-name="T6">即蕙生醫院</text:span><text:span text:style-name="T5">)</text:span>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83143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張育銜(即太發海鮮店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8677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富利食品股份有限公司（代表人：張樑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8714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1">
          <table:table-cell/>
          <table:table-cell office:value-type="string" calcext:value-type="string">
            <text:p>富利食品股份有限公司（代表人：張樑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87141號</text:p>
          </table:table-cell>
          <table:table-cell office:value-type="date" office:date-value="0104-09-10" calcext:value-type="date">
            <text:p>0104-09-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衛生福利部臺北醫院（代表人：徐錦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8914號</text:p>
          </table:table-cell>
          <table:table-cell office:value-type="date" office:date-value="0104-09-13" calcext:value-type="date">
            <text:p>0104-09-1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遠際股份有限公司（代表人：謝崇文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264號</text:p>
          </table:table-cell>
          <table:table-cell office:value-type="date" office:date-value="0104-09-15" calcext:value-type="date">
            <text:p>0104-09-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眾用車材製造股份有限公司（代表人：陳李美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422號</text:p>
          </table:table-cell>
          <table:table-cell office:value-type="date" office:date-value="0104-09-16" calcext:value-type="date">
            <text:p>0104-09-17</text:p>
          </table:table-cell>
        </table:table-row>
        <table:table-row table:style-name="ro1">
          <table:table-cell/>
          <table:table-cell office:value-type="string" calcext:value-type="string">
            <text:p>眾用車材製造股份有限公司（代表人：陳李美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4221號</text:p>
          </table:table-cell>
          <table:table-cell office:value-type="date" office:date-value="0104-09-16" calcext:value-type="date">
            <text:p>0104-09-1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曾心瑩(即宏懋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608號</text:p>
          </table:table-cell>
          <table:table-cell office:value-type="date" office:date-value="0104-09-16" calcext:value-type="date">
            <text:p>0104-09-1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順成食品實業有限公司（代表人：吳官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699號</text:p>
          </table:table-cell>
          <table:table-cell office:value-type="date" office:date-value="0104-09-16" calcext:value-type="date">
            <text:p>0104-09-1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黃燕鳳(即四季紅餐廳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447號</text:p>
          </table:table-cell>
          <table:table-cell office:value-type="date" office:date-value="0104-09-16" calcext:value-type="date">
            <text:p>0104-09-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友勵企業有限公司（代表人：江芳貴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9430號</text:p>
          </table:table-cell>
          <table:table-cell office:value-type="date" office:date-value="0104-09-17" calcext:value-type="date">
            <text:p>0104-09-18</text:p>
          </table:table-cell>
        </table:table-row>
        <table:table-row table:style-name="ro1">
          <table:table-cell/>
          <table:table-cell office:value-type="string" calcext:value-type="string">
            <text:p>友勵企業有限公司（代表人：江芳貴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4301號</text:p>
          </table:table-cell>
          <table:table-cell office:value-type="date" office:date-value="0104-09-17" calcext:value-type="date">
            <text:p>0104-09-18</text:p>
          </table:table-cell>
        </table:table-row>
        <table:table-row table:style-name="ro1">
          <table:table-cell/>
          <table:table-cell office:value-type="string" calcext:value-type="string">
            <text:p>友勵企業有限公司（代表人：江芳貴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4302號</text:p>
          </table:table-cell>
          <table:table-cell office:value-type="date" office:date-value="0104-09-17" calcext:value-type="date">
            <text:p>0104-09-1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統一速達股份有限公司（代表人：陳瑞堂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121號</text:p>
          </table:table-cell>
          <table:table-cell office:value-type="date" office:date-value="0104-09-17" calcext:value-type="date">
            <text:p>0104-09-1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凱基商業銀行股份有限公司（代表人：魏寶生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197號</text:p>
          </table:table-cell>
          <table:table-cell office:value-type="date" office:date-value="0104-09-17" calcext:value-type="date">
            <text:p>0104-09-18</text:p>
          </table:table-cell>
        </table:table-row>
        <table:table-row table:style-name="ro1">
          <table:table-cell/>
          <table:table-cell office:value-type="string" calcext:value-type="string">
            <text:p>凱基商業銀行股份有限公司（代表人：魏寶生）</text:p>
          </table:table-cell>
          <table:table-cell office:value-type="string" calcext:value-type="string">
            <text:p>勞動基準法第49條第1項</text:p>
          </table:table-cell>
          <table:table-cell table:style-name="ce3" office:value-type="string" calcext:value-type="string">
            <text:p>未經勞資會議同意使女<text:span text:style-name="T4">性勞工於午後</text:span><text:span text:style-name="T5">10</text:span><text:span text:style-name="T6">時至翌晨</text:span><text:span text:style-name="T5">6</text:span><text:span text:style-name="T6">時之時間內工作</text:span></text:p>
          </table:table-cell>
          <table:table-cell office:value-type="string" calcext:value-type="string">
            <text:p>新北府勞檢字第10430691971號</text:p>
          </table:table-cell>
          <table:table-cell office:value-type="date" office:date-value="0104-09-17" calcext:value-type="date">
            <text:p>0104-09-1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<text:span text:style-name="T1">洪張金環</text:span><text:span text:style-name="T2">(</text:span><text:span text:style-name="T3">即啄木鳥商行</text:span><text:span text:style-name="T2">)</text:span>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9273號</text:p>
          </table:table-cell>
          <table:table-cell office:value-type="date" office:date-value="0104-09-20" calcext:value-type="date">
            <text:p>0104-09-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楊廣發(即廣力企業行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248號</text:p>
          </table:table-cell>
          <table:table-cell office:value-type="date" office:date-value="0104-09-20" calcext:value-type="date">
            <text:p>0104-09-21</text:p>
          </table:table-cell>
        </table:table-row>
        <table:table-row table:style-name="ro2">
          <table:table-cell/>
          <table:table-cell office:value-type="string" calcext:value-type="string">
            <text:p>楊廣發(即廣力企業行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92481號</text:p>
          </table:table-cell>
          <table:table-cell office:value-type="date" office:date-value="0104-09-20" calcext:value-type="date">
            <text:p>0104-09-2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平安公寓大廈管理維護有限公司（代表人：陳志忠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711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甲天下通運有限公司（代表人：陳俊成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397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/>
          <table:table-cell office:value-type="string" calcext:value-type="string">
            <text:p>甲天下通運有限公司（代表人：陳俊成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693971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黃兆崑(即兆豐食品行)</text:p>
          </table:table-cell>
          <table:table-cell office:value-type="string" calcext:value-type="string">
            <text:p>勞動基準法第7條</text:p>
          </table:table-cell>
          <table:table-cell office:value-type="string" calcext:value-type="string">
            <text:p>未依規定置備勞工名卡</text:p>
          </table:table-cell>
          <table:table-cell office:value-type="string" calcext:value-type="string">
            <text:p>新北府勞檢字第1043069835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/>
          <table:table-cell office:value-type="string" calcext:value-type="string">
            <text:p>黃兆崑(即兆豐食品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8351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精實企業管理顧問股份有限公司（代表人：林名正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793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遠揚營造工程股份有限公司（代表人：鄭燦鋒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398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/>
          <table:table-cell office:value-type="string" calcext:value-type="string">
            <text:p>遠揚營造工程股份有限公司（代表人：鄭燦鋒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3981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/>
          <table:table-cell office:value-type="string" calcext:value-type="string">
            <text:p>遠揚營造工程股份有限公司（代表人：鄭燦鋒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3982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/>
          <table:table-cell office:value-type="string" calcext:value-type="string">
            <text:p>遠揚營造工程股份有限公司（代表人：鄭燦鋒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3983號</text:p>
          </table:table-cell>
          <table:table-cell office:value-type="date" office:date-value="0104-09-21" calcext:value-type="date">
            <text:p>0104-09-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九連環境開發股份有限公司（代表人：大藤保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921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九連環境開發股份有限公司（代表人：大藤保朗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9211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五心級國際有限公司（代表人：高俊雄）</text:p>
          </table:table-cell>
          <table:table-cell office:value-type="string" calcext:value-type="string">
            <text:p>勞動基準法第9條第1項</text:p>
          </table:table-cell>
          <table:table-cell office:value-type="string" calcext:value-type="string">
            <text:p>違反規定訂定定期契約</text:p>
          </table:table-cell>
          <table:table-cell office:value-type="string" calcext:value-type="string">
            <text:p>新北府勞檢字第1043069609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五心級國際有限公司（代表人：高俊雄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6091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五心級國際有限公司（代表人：高俊雄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6092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五心級國際有限公司（代表人：高俊雄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96093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京群超媒體股份有限公司（代表人：凌幼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552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泓樹造園工程有限公司（代表人：楊國興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5461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泓樹造園工程有限公司（代表人：楊國興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95462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烏來觀光事業股份有限公司（代表人：王仁心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548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高加加油站企業有限公司（代表人：韓國才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69852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高加加油站企業有限公司（代表人：韓國才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8521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1">
          <table:table-cell/>
          <table:table-cell office:value-type="string" calcext:value-type="string">
            <text:p>高加加油站企業有限公司（代表人：韓國才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698522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朝昶科技股份有限公司（代表人：戴銘英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926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萊爾富國際股份有限公司（代表人：汪林祥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933號</text:p>
          </table:table-cell>
          <table:table-cell office:value-type="date" office:date-value="0104-09-22" calcext:value-type="date">
            <text:p>0104-09-2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天下景觀工程有限公司（代表人：黃文進）</text:p>
          </table:table-cell>
          <table:table-cell office:value-type="string" calcext:value-type="string">
            <text:p>勞動基準法第59條第1項及第2項</text:p>
          </table:table-cell>
          <table:table-cell office:value-type="string" calcext:value-type="string">
            <text:p>未給予職業災害期間工資補償、未給予職業災害期間醫療費用</text:p>
          </table:table-cell>
          <table:table-cell office:value-type="string" calcext:value-type="string">
            <text:p>新北府勞檢字第1043069742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日陞企管顧問有限公司（代表人：張哲聲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836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1">
          <table:table-cell/>
          <table:table-cell office:value-type="string" calcext:value-type="string">
            <text:p>日陞企管顧問有限公司（代表人：張哲聲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8361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1">
          <table:table-cell/>
          <table:table-cell office:value-type="string" calcext:value-type="string">
            <text:p>日陞企管顧問有限公司（代表人：張哲聲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8362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台灣三花棉製業股份有限公司（代表人：洪德任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687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宏翰國際機械股份有限公司（代表人：江雅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811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1">
          <table:table-cell/>
          <table:table-cell office:value-type="string" calcext:value-type="string">
            <text:p>宏翰國際機械股份有限公司（代表人：江雅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8111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春原營造股份有限公司（代表人：蔡常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680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/>
          <table:table-cell office:value-type="string" calcext:value-type="string">
            <text:p>春原營造股份有限公司（代表人：蔡常義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6801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/>
          <table:table-cell office:value-type="string" calcext:value-type="string">
            <text:p>春原營造股份有限公司（代表人：蔡常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6802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/>
          <table:table-cell office:value-type="string" calcext:value-type="string">
            <text:p>春原營造股份有限公司（代表人：蔡常義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696803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香港商世界健身股份有限公司（代表人：柯約翰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095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/>
          <table:table-cell office:value-type="string" calcext:value-type="string">
            <text:p>香港商世界健身股份有限公司（代表人：柯約翰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0951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堅順股份有限公司（代表人：李茂久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0308號</text:p>
          </table:table-cell>
          <table:table-cell office:value-type="date" office:date-value="0104-09-23" calcext:value-type="date">
            <text:p>0104-09-2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上海商業儲蓄銀行股份有限公司（代表人：榮鴻慶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803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巨匠電腦股份有限公司（代表人：鍾梁權）</text:p>
          </table:table-cell>
          <table:table-cell office:value-type="string" calcext:value-type="string">
            <text:p>勞動基準法第9條第1項</text:p>
          </table:table-cell>
          <table:table-cell office:value-type="string" calcext:value-type="string">
            <text:p>違反規定訂定定期契約</text:p>
          </table:table-cell>
          <table:table-cell office:value-type="string" calcext:value-type="string">
            <text:p>新北府勞檢字第1043069818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全球傳動科技股份有限公司（代表人：李清崑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804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吉帝精密工業股份有限公司（代表人：徐煜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346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林麵(即亞伊髮型派)</text:p>
          </table:table-cell>
          <table:table-cell office:value-type="string" calcext:value-type="string">
            <text:p>勞動基準法第68條</text:p>
          </table:table-cell>
          <table:table-cell office:value-type="string" calcext:value-type="string">
            <text:p>招收技術生人數超過勞工人數四分之一</text:p>
          </table:table-cell>
          <table:table-cell office:value-type="string" calcext:value-type="string">
            <text:p>新北府勞檢字第1043070133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阜爾停車事業股份有限公司（代表人：楊文杰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307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/>
          <table:table-cell office:value-type="string" calcext:value-type="string">
            <text:p>阜爾停車事業股份有限公司（代表人：楊文杰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3071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凱基商業銀行股份有限公司（代表人：魏寶生）</text:p>
          </table:table-cell>
          <table:table-cell office:value-type="string" calcext:value-type="string">
            <text:p>勞動基準法第32條第1項</text:p>
          </table:table-cell>
          <table:table-cell office:value-type="string" calcext:value-type="string">
            <text:p>延長工作時間不符法定要件</text:p>
          </table:table-cell>
          <table:table-cell office:value-type="string" calcext:value-type="string">
            <text:p>新北府勞檢字第1043070258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創益科技顧問股份有限公司（代表人：謝長安）</text:p>
          </table:table-cell>
          <table:table-cell office:value-type="string" calcext:value-type="string">
            <text:p>勞動基準法第23條第1項</text:p>
          </table:table-cell>
          <table:table-cell office:value-type="string" calcext:value-type="string">
            <text:p>工資未定期給付勞工</text:p>
          </table:table-cell>
          <table:table-cell office:value-type="string" calcext:value-type="string">
            <text:p>新北府勞檢字第1043069973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/>
          <table:table-cell office:value-type="string" calcext:value-type="string">
            <text:p>創益科技顧問股份有限公司（代表人：謝長安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9731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精能光學股份有限公司（代表人：胡湘麒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813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/>
          <table:table-cell office:value-type="string" calcext:value-type="string">
            <text:p>精能光學股份有限公司（代表人：胡湘麒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698131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藍弘翔(即忠華車業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950號</text:p>
          </table:table-cell>
          <table:table-cell office:value-type="date" office:date-value="0104-09-24" calcext:value-type="date">
            <text:p>0104-09-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力山保全股份有限公司（代表人：楊居淳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69967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王政凱(即合家日式涮涮鍋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table:style-name="ce4" office:value-type="string" calcext:value-type="string">
            <text:p>新北府勞檢字第1043070129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/>
          <table:table-cell office:value-type="string" calcext:value-type="string">
            <text:p>王政凱(即合家日式涮涮鍋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1291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科泰保全股份有限公司（代表人：張安寧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440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/>
          <table:table-cell office:value-type="string" calcext:value-type="string">
            <text:p>科泰保全股份有限公司（代表人：張安寧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4401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統聯汽車客運股份有限公司（代表人：呂奇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412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傳動數位設計印刷有限公司（代表人：何佳昌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0096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/>
          <table:table-cell office:value-type="string" calcext:value-type="string">
            <text:p>傳動數位設計印刷有限公司（代表人：何佳昌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0961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臺灣中小企業銀行股份有限公司（代表人：朱潤逢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69993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慶豐保全股份有限公司（代表人：陳勇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108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/>
          <table:table-cell office:value-type="string" calcext:value-type="string">
            <text:p>慶豐保全股份有限公司（代表人：陳勇志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1081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麒達企業股份有限公司（代表人：林澤聘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352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2">
          <table:table-cell/>
          <table:table-cell office:value-type="string" calcext:value-type="string">
            <text:p>麒達企業股份有限公司（代表人：林澤聘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3521號</text:p>
          </table:table-cell>
          <table:table-cell office:value-type="date" office:date-value="0104-09-29" calcext:value-type="date">
            <text:p>0104-09-3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京群超媒體股份有限公司（代表人：凌幼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425號</text:p>
          </table:table-cell>
          <table:table-cell office:value-type="date" office:date-value="0104-09-30" calcext:value-type="date">
            <text:p>0104-10-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榮金營造工程股份有限公司（代表人：侯憲航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103號</text:p>
          </table:table-cell>
          <table:table-cell office:value-type="date" office:date-value="0104-09-30" calcext:value-type="date">
            <text:p>0104-10-01</text:p>
          </table:table-cell>
        </table:table-row>
        <table:table-row table:style-name="ro1">
          <table:table-cell/>
          <table:table-cell office:value-type="string" calcext:value-type="string">
            <text:p>榮金營造工程股份有限公司（代表人：侯憲航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01031號</text:p>
          </table:table-cell>
          <table:table-cell office:value-type="date" office:date-value="0104-09-30" calcext:value-type="date">
            <text:p>0104-10-01</text:p>
          </table:table-cell>
        </table:table-row>
        <table:table-row table:style-name="ro1">
          <table:table-cell/>
          <table:table-cell office:value-type="string" calcext:value-type="string">
            <text:p>榮金營造工程股份有限公司（代表人：侯憲航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1032號</text:p>
          </table:table-cell>
          <table:table-cell office:value-type="date" office:date-value="0104-09-30" calcext:value-type="date">
            <text:p>0104-10-0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興州科技有限公司（代表人：宋志聰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新北府勞檢字第1043070100號</text:p>
          </table:table-cell>
          <table:table-cell office:value-type="date" office:date-value="0104-09-30" calcext:value-type="date">
            <text:p>0104-10-0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聯鋼運輸有限公司（代表人：黃文香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379號</text:p>
          </table:table-cell>
          <table:table-cell office:value-type="date" office:date-value="0104-09-30" calcext:value-type="date">
            <text:p>0104-10-0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巨煬企業有限公司（代表人：林均諺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304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/>
          <table:table-cell office:value-type="string" calcext:value-type="string">
            <text:p>巨煬企業有限公司（代表人：林均諺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3041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/>
          <table:table-cell office:value-type="string" calcext:value-type="string">
            <text:p>巨煬企業有限公司（代表人：林均諺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703042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共同存在國際餐飲股份有限公<text:span text:style-name="T4">司(代表人:劉順強)</text:span>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table:style-name="ce4" office:value-type="string" calcext:value-type="string">
            <text:p>新北府勞檢字第1043070626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/>
          <table:table-cell table:style-name="ce3" office:value-type="string" calcext:value-type="string">
            <text:p>共同存在國際餐飲股份有限公<text:span text:style-name="T4">司(代表人:劉順強)</text:span>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table:style-name="ce4" office:value-type="string" calcext:value-type="string">
            <text:p>新北府勞檢字第10430706261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順浩科技股份有限公司（代表人：陳順治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0280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/>
          <table:table-cell office:value-type="string" calcext:value-type="string">
            <text:p>順浩科技股份有限公司（代表人：陳順治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2801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2">
          <table:table-cell/>
          <table:table-cell office:value-type="string" calcext:value-type="string">
            <text:p>順浩科技股份有限公司（代表人：陳順治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2802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黃秀芷(即井上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382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/>
          <table:table-cell office:value-type="string" calcext:value-type="string">
            <text:p>黃秀芷(即井上企業社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03821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達美樂披薩股份有限公司（代表人：潘思亮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524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聯展電機實業有限公司（代表人：任麗敏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720號</text:p>
          </table:table-cell>
          <table:table-cell office:value-type="date" office:date-value="0104-10-01" calcext:value-type="date">
            <text:p>0104-10-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全智工業股份有限公司（代表人：郭光裕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385號</text:p>
          </table:table-cell>
          <table:table-cell office:value-type="date" office:date-value="0104-10-04" calcext:value-type="date">
            <text:p>0104-10-05</text:p>
          </table:table-cell>
        </table:table-row>
        <table:table-row table:style-name="ro1">
          <table:table-cell/>
          <table:table-cell office:value-type="string" calcext:value-type="string">
            <text:p>全智工業股份有限公司（代表人：郭光裕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03851號</text:p>
          </table:table-cell>
          <table:table-cell office:value-type="date" office:date-value="0104-10-04" calcext:value-type="date">
            <text:p>0104-10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晉茂機械五金有限公司（代表人：陳春媛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679號</text:p>
          </table:table-cell>
          <table:table-cell office:value-type="date" office:date-value="0104-10-04" calcext:value-type="date">
            <text:p>0104-10-05</text:p>
          </table:table-cell>
        </table:table-row>
        <table:table-row table:style-name="ro1">
          <table:table-cell/>
          <table:table-cell office:value-type="string" calcext:value-type="string">
            <text:p>晉茂機械五金有限公司（代表人：陳春媛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06791號</text:p>
          </table:table-cell>
          <table:table-cell office:value-type="date" office:date-value="0104-10-04" calcext:value-type="date">
            <text:p>0104-10-0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統一洗染有限公司（代表人：黃俊榕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0939號</text:p>
          </table:table-cell>
          <table:table-cell office:value-type="date" office:date-value="0104-10-04" calcext:value-type="date">
            <text:p>0104-10-0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緯創資通股份有限公司（代表人：林憲銘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606號</text:p>
          </table:table-cell>
          <table:table-cell office:value-type="date" office:date-value="0104-10-04" calcext:value-type="date">
            <text:p>0104-10-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台灣基督教長老教會淡江學校財團法人新北市私立淡江高級中學（代表人：劉建政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883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均輝企業有限公司（代表人：黃冠傑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911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城昌企業股份有限公司(代表<text:span text:style-name="T4">人:張俊儀)</text:span>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997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恆動力有限公司（代表人：陳守謙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981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2">
          <table:table-cell/>
          <table:table-cell office:value-type="string" calcext:value-type="string">
            <text:p>恆動力有限公司（代表人：陳守謙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9811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1">
          <table:table-cell/>
          <table:table-cell office:value-type="string" calcext:value-type="string">
            <text:p>恆動力有限公司（代表人：陳守謙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09812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連秦進出口貿易有限公司（代表人：張和錦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1024號</text:p>
          </table:table-cell>
          <table:table-cell office:value-type="date" office:date-value="0104-10-05" calcext:value-type="date">
            <text:p>0104-10-0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大有巴士股份有限公司（代表人：陳德雄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007號</text:p>
          </table:table-cell>
          <table:table-cell office:value-type="date" office:date-value="0104-10-06" calcext:value-type="date">
            <text:p>0104-10-0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全展興實業股份有限公司（代表人：蔡秀蓮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0675號</text:p>
          </table:table-cell>
          <table:table-cell office:value-type="date" office:date-value="0104-10-06" calcext:value-type="date">
            <text:p>0104-10-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特異有限公司（代表人：鄭惠云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0676號</text:p>
          </table:table-cell>
          <table:table-cell office:value-type="date" office:date-value="0104-10-06" calcext:value-type="date">
            <text:p>0104-10-07</text:p>
          </table:table-cell>
        </table:table-row>
        <table:table-row table:style-name="ro1">
          <table:table-cell/>
          <table:table-cell office:value-type="string" calcext:value-type="string">
            <text:p>特異有限公司（代表人：鄭惠云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新北府勞檢字第10430706761號</text:p>
          </table:table-cell>
          <table:table-cell office:value-type="date" office:date-value="0104-10-06" calcext:value-type="date">
            <text:p>0104-10-0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達隆企業有限公司（代表人：余金榮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924號</text:p>
          </table:table-cell>
          <table:table-cell office:value-type="date" office:date-value="0104-10-06" calcext:value-type="date">
            <text:p>0104-10-0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杜秀珠(即金洋商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055號</text:p>
          </table:table-cell>
          <table:table-cell office:value-type="date" office:date-value="0104-10-07" calcext:value-type="date">
            <text:p>0104-10-08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怡東人事顧問股份有限公司（代表人：劉東奇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0511號</text:p>
          </table:table-cell>
          <table:table-cell office:value-type="date" office:date-value="0104-10-07" calcext:value-type="date">
            <text:p>0104-10-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昌達精密工業股份有限公司（代表人：陳茂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208號</text:p>
          </table:table-cell>
          <table:table-cell office:value-type="date" office:date-value="0104-10-07" calcext:value-type="date">
            <text:p>0104-10-08</text:p>
          </table:table-cell>
        </table:table-row>
        <table:table-row table:style-name="ro1">
          <table:table-cell/>
          <table:table-cell office:value-type="string" calcext:value-type="string">
            <text:p>昌達精密工業股份有限公司（代表人：陳茂昌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2081號</text:p>
          </table:table-cell>
          <table:table-cell office:value-type="date" office:date-value="0104-10-07" calcext:value-type="date">
            <text:p>0104-10-0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碧瑤江山第二期公寓大廈管理委員會（代表人：何信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0908號</text:p>
          </table:table-cell>
          <table:table-cell office:value-type="date" office:date-value="0104-10-07" calcext:value-type="date">
            <text:p>0104-10-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全達工業股份有限公司（代表人：古換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179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全達工業股份有限公司（代表人：古換和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1791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全達工業股份有限公司（代表人：古換和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1792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宇晟機械工程股份有限公司（代表人：張清美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205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宇晟機械工程股份有限公司（代表人：張清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2051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佶成通運有限公司(代表人:<text:span text:style-name="T4">陳重成)</text:span></text:p>
          </table:table-cell>
          <table:table-cell office:value-type="string" calcext:value-type="string">
            <text:p>勞動基準法第16條</text:p>
          </table:table-cell>
          <table:table-cell office:value-type="string" calcext:value-type="string">
            <text:p>未給付預告期間工資</text:p>
          </table:table-cell>
          <table:table-cell office:value-type="string" calcext:value-type="string">
            <text:p>新北府勞檢字第1043071631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尚昀企業有限公司（代表人：陳駿明）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1052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尚昀企業有限公司（代表人：陳駿明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0521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尚昀企業有限公司（代表人：陳駿明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0522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尚昀企業有限公司（代表人：陳駿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0523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尚昀企業有限公司（代表人：陳駿明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10524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1">
          <table:table-cell/>
          <table:table-cell office:value-type="string" calcext:value-type="string">
            <text:p>尚昀企業有限公司（代表人：陳駿明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10525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國泰世華商業銀行股份有限公司（代表人：陳祖培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174號</text:p>
          </table:table-cell>
          <table:table-cell office:value-type="date" office:date-value="0104-10-11" calcext:value-type="date">
            <text:p>0104-10-1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林錫榮(即力盟商行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1206號</text:p>
          </table:table-cell>
          <table:table-cell office:value-type="date" office:date-value="0104-10-12" calcext:value-type="date">
            <text:p>0104-10-1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輿智資通科技股份有限公司（代表人：楊雲榮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2071號</text:p>
          </table:table-cell>
          <table:table-cell office:value-type="date" office:date-value="0104-10-12" calcext:value-type="date">
            <text:p>0104-10-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鍾協志(即南北鮮果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466號</text:p>
          </table:table-cell>
          <table:table-cell office:value-type="date" office:date-value="0104-10-12" calcext:value-type="date">
            <text:p>0104-10-13</text:p>
          </table:table-cell>
        </table:table-row>
        <table:table-row table:style-name="ro1">
          <table:table-cell/>
          <table:table-cell office:value-type="string" calcext:value-type="string">
            <text:p>鍾協志(即南北鮮果行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4661號</text:p>
          </table:table-cell>
          <table:table-cell office:value-type="date" office:date-value="0104-10-12" calcext:value-type="date">
            <text:p>0104-10-1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大鶯儀器廠股份有限公司（代表人：古陳素月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4082號</text:p>
          </table:table-cell>
          <table:table-cell office:value-type="date" office:date-value="0104-10-13" calcext:value-type="date">
            <text:p>0104-10-1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秉瀚食品股份有限公司（代表人：謝忠達）</text:p>
          </table:table-cell>
          <table:table-cell office:value-type="string" calcext:value-type="string">
            <text:p>勞動基準法第23條第1項</text:p>
          </table:table-cell>
          <table:table-cell office:value-type="string" calcext:value-type="string">
            <text:p>工資未定期給付勞工</text:p>
          </table:table-cell>
          <table:table-cell office:value-type="string" calcext:value-type="string">
            <text:p>新北府勞檢字第1043071719號</text:p>
          </table:table-cell>
          <table:table-cell office:value-type="date" office:date-value="0104-10-13" calcext:value-type="date">
            <text:p>0104-10-1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菓風小舖股份有限公司（代表人：楊惠娟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906號</text:p>
          </table:table-cell>
          <table:table-cell office:value-type="date" office:date-value="0104-10-13" calcext:value-type="date">
            <text:p>0104-10-14</text:p>
          </table:table-cell>
        </table:table-row>
        <table:table-row table:style-name="ro1">
          <table:table-cell/>
          <table:table-cell office:value-type="string" calcext:value-type="string">
            <text:p>菓風小舖股份有限公司（代表人：楊惠娟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19061號</text:p>
          </table:table-cell>
          <table:table-cell office:value-type="date" office:date-value="0104-10-13" calcext:value-type="date">
            <text:p>0104-10-14</text:p>
          </table:table-cell>
        </table:table-row>
        <table:table-row table:style-name="ro1">
          <table:table-cell/>
          <table:table-cell office:value-type="string" calcext:value-type="string">
            <text:p>菓風小舖股份有限公司（代表人：楊惠娟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19062號</text:p>
          </table:table-cell>
          <table:table-cell office:value-type="date" office:date-value="0104-10-13" calcext:value-type="date">
            <text:p>0104-10-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漁拓企業股份有限公司（代表人：曾木坤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1694號</text:p>
          </table:table-cell>
          <table:table-cell office:value-type="date" office:date-value="0104-10-13" calcext:value-type="date">
            <text:p>0104-10-14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天下保全股份有限公司(代表<text:span text:style-name="T4">人:劉正昆)</text:span>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1696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/>
          <table:table-cell table:style-name="ce3" office:value-type="string" calcext:value-type="string">
            <text:p>天下保全股份有限公司(代表<text:span text:style-name="T4">人:劉正昆)</text:span>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6961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/>
          <table:table-cell table:style-name="ce3" office:value-type="string" calcext:value-type="string">
            <text:p>天下保全股份有限公司(代表<text:span text:style-name="T4">人:劉正昆)</text:span>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16962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休閒國聯股份有限公司（代表人：傅信欽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651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李添才(即添財工程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048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莊明峯(即上喜小館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903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/>
          <table:table-cell office:value-type="string" calcext:value-type="string">
            <text:p>莊明峯(即上喜小館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19031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陳志豪(即豪沛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2090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華昱精密科技有限公司（代表人：鄧再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702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/>
          <table:table-cell office:value-type="string" calcext:value-type="string">
            <text:p>華昱精密科技有限公司（代表人：鄧再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7021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遠冠股份有限公司（代表人：徐承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1583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1">
          <table:table-cell/>
          <table:table-cell office:value-type="string" calcext:value-type="string">
            <text:p>遠冠股份有限公司（代表人：徐承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5831號</text:p>
          </table:table-cell>
          <table:table-cell office:value-type="date" office:date-value="0104-10-14" calcext:value-type="date">
            <text:p>0104-10-1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九大視訊系統有限公司（代表人：董麗敏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1749號</text:p>
          </table:table-cell>
          <table:table-cell office:value-type="date" office:date-value="0104-10-15" calcext:value-type="date">
            <text:p>0104-10-1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大瓏企業股份有限公司（代表人：劉惠珍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2138號</text:p>
          </table:table-cell>
          <table:table-cell office:value-type="date" office:date-value="0104-10-15" calcext:value-type="date">
            <text:p>0104-10-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淡水汽車客運股份有限公司（代表人：呂奇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982號</text:p>
          </table:table-cell>
          <table:table-cell office:value-type="date" office:date-value="0104-10-15" calcext:value-type="date">
            <text:p>0104-10-16</text:p>
          </table:table-cell>
        </table:table-row>
        <table:table-row table:style-name="ro1">
          <table:table-cell/>
          <table:table-cell office:value-type="string" calcext:value-type="string">
            <text:p>淡水汽車客運股份有限公司（代表人：呂奇峯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19821號</text:p>
          </table:table-cell>
          <table:table-cell office:value-type="date" office:date-value="0104-10-15" calcext:value-type="date">
            <text:p>0104-10-1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紳暉精密科技股份有限公司（代表人：郭萬國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1790號</text:p>
          </table:table-cell>
          <table:table-cell office:value-type="date" office:date-value="0104-10-15" calcext:value-type="date">
            <text:p>0104-10-16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雄雅實業有限公司（代表人：陳麍麟）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</text:p>
          </table:table-cell>
          <table:table-cell office:value-type="string" calcext:value-type="string">
            <text:p>新北府勞檢字第1043072407號</text:p>
          </table:table-cell>
          <table:table-cell office:value-type="date" office:date-value="0104-10-15" calcext:value-type="date">
            <text:p>0104-10-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任守州(即旭峰商行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435號</text:p>
          </table:table-cell>
          <table:table-cell office:value-type="date" office:date-value="0104-10-18" calcext:value-type="date">
            <text:p>0104-10-19</text:p>
          </table:table-cell>
        </table:table-row>
        <table:table-row table:style-name="ro2">
          <table:table-cell/>
          <table:table-cell office:value-type="string" calcext:value-type="string">
            <text:p>任守州(即旭峰商行)</text:p>
          </table:table-cell>
          <table:table-cell office:value-type="string" calcext:value-type="string">
            <text:p>勞動基準法第39條</text:p>
          </table:table-cell>
          <table:table-cell table:style-name="ce3" office:value-type="string" calcext:value-type="string">
            <text:p><text:span text:style-name="T7">假日工資未給或於休假</text:span><text:span text:style-name="T8">日工作未依規定加給工資</text:span></text:p>
          </table:table-cell>
          <table:table-cell office:value-type="string" calcext:value-type="string">
            <text:p>新北府勞檢字第10430724351號</text:p>
          </table:table-cell>
          <table:table-cell office:value-type="date" office:date-value="0104-10-18" calcext:value-type="date">
            <text:p>0104-10-19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碧瑤江山第二期公寓大廈管理<text:span text:style-name="T4">委員會(代表人:何信宗)</text:span>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2076號</text:p>
          </table:table-cell>
          <table:table-cell office:value-type="date" office:date-value="0104-10-18" calcext:value-type="date">
            <text:p>0104-10-1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吉澤有限公司（代表人：簡碧玲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2365號</text:p>
          </table:table-cell>
          <table:table-cell office:value-type="date" office:date-value="0104-10-19" calcext:value-type="date">
            <text:p>0104-10-2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巧沛國際股份有限公司（代表人：陳國堂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536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佳琦科技有限公司（代表人：黃啟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563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2">
          <table:table-cell/>
          <table:table-cell office:value-type="string" calcext:value-type="string">
            <text:p>佳琦科技有限公司（代表人：黃啟峯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25631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相互股份有限公司（代表人：陳旭東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608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/>
          <table:table-cell office:value-type="string" calcext:value-type="string">
            <text:p>相互股份有限公司（代表人：陳旭東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26081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紅樹林有線電視股份有限公司（代表人：郭朝男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371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迪斯油壓工業股份有限公司（代表人：黃火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359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/>
          <table:table-cell office:value-type="string" calcext:value-type="string">
            <text:p>迪斯油壓工業股份有限公司（代表人：黃火煌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23591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國興保全股份有限公司（代表人：王惠昌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2874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統皓食品股份有限公司（代表人：鄭得興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843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/>
          <table:table-cell office:value-type="string" calcext:value-type="string">
            <text:p>統皓食品股份有限公司（代表人：鄭得興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28431號</text:p>
          </table:table-cell>
          <table:table-cell office:value-type="date" office:date-value="0104-10-20" calcext:value-type="date">
            <text:p>0104-10-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士潔服務有限公司（代表人：胡小政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3062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1">
          <table:table-cell/>
          <table:table-cell office:value-type="string" calcext:value-type="string">
            <text:p>士潔服務有限公司（代表人：胡小政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0621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今盈齒輪股份有限公司（代表人：蘇進旺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2801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文菱科技股份有限公司（代表人：吳嘉昭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105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安盛精密工業股份有限公司（代表人：倪仁僖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135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1">
          <table:table-cell/>
          <table:table-cell office:value-type="string" calcext:value-type="string">
            <text:p>安盛精密工業股份有限公司（代表人：倪仁僖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31351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宗成股份有限公司(代表人: 李文宗)</text:p>
          </table:table-cell>
          <table:table-cell office:value-type="string" calcext:value-type="string">
            <text:p>勞動基準法第43條</text:p>
          </table:table-cell>
          <table:table-cell office:value-type="string" calcext:value-type="string">
            <text:p>請假期間未依規定給予工資</text:p>
          </table:table-cell>
          <table:table-cell office:value-type="string" calcext:value-type="string">
            <text:p>新北府勞檢字第1043072692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怡保保全股份有限公司（代表人：王慧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119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1">
          <table:table-cell/>
          <table:table-cell office:value-type="string" calcext:value-type="string">
            <text:p>怡保保全股份有限公司（代表人：王慧明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31191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柑仔店股份有限公司（代表人：陳德倫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681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康武企業股份有限公司（代表人：何大仁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2510號</text:p>
          </table:table-cell>
          <table:table-cell office:value-type="date" office:date-value="0104-10-21" calcext:value-type="date">
            <text:p>0104-10-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沈清課(即溪仔邊烤肉飯店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2691號</text:p>
          </table:table-cell>
          <table:table-cell office:value-type="date" office:date-value="0104-10-22" calcext:value-type="date">
            <text:p>0104-10-23</text:p>
          </table:table-cell>
        </table:table-row>
        <table:table-row table:style-name="ro1">
          <table:table-cell/>
          <table:table-cell office:value-type="string" calcext:value-type="string">
            <text:p>沈清課(即溪仔邊烤肉飯店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26911號</text:p>
          </table:table-cell>
          <table:table-cell office:value-type="date" office:date-value="0104-10-22" calcext:value-type="date">
            <text:p>0104-10-23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林哲名(即日豐企業社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3108號</text:p>
          </table:table-cell>
          <table:table-cell office:value-type="date" office:date-value="0104-10-22" calcext:value-type="date">
            <text:p>0104-10-23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林靜宜(即永承企業社)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3052號</text:p>
          </table:table-cell>
          <table:table-cell office:value-type="date" office:date-value="0104-10-22" calcext:value-type="date">
            <text:p>0104-10-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眼經數位列印股份有限公司（代表人：劉榮州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2848號</text:p>
          </table:table-cell>
          <table:table-cell office:value-type="date" office:date-value="0104-10-22" calcext:value-type="date">
            <text:p>0104-10-23</text:p>
          </table:table-cell>
        </table:table-row>
        <table:table-row table:style-name="ro1">
          <table:table-cell/>
          <table:table-cell office:value-type="string" calcext:value-type="string">
            <text:p>眼經數位列印股份有限公司（代表人：劉榮州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28481號</text:p>
          </table:table-cell>
          <table:table-cell office:value-type="date" office:date-value="0104-10-22" calcext:value-type="date">
            <text:p>0104-10-2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冠偉科技股份有限公司（代表人：張盈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2919號</text:p>
          </table:table-cell>
          <table:table-cell office:value-type="date" office:date-value="0104-10-25" calcext:value-type="date">
            <text:p>0104-10-26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全家便利商店股份有限公司（代表人：葉榮廷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436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帆亞精密有限公司（代表人：李雲卿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226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2">
          <table:table-cell/>
          <table:table-cell office:value-type="string" calcext:value-type="string">
            <text:p>帆亞精密有限公司（代表人：李雲卿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2261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余雅琪(即小路企業社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434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高正裕(即有您真好企業社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412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國弘公寓大廈管理維護有限公司（代表人：裴建銀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038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1">
          <table:table-cell/>
          <table:table-cell office:value-type="string" calcext:value-type="string">
            <text:p>國弘公寓大廈管理維護有限公司（代表人：裴建銀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30381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2">
          <table:table-cell/>
          <table:table-cell office:value-type="string" calcext:value-type="string">
            <text:p>國弘公寓大廈管理維護有限公司（代表人：裴建銀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0382號</text:p>
          </table:table-cell>
          <table:table-cell office:value-type="date" office:date-value="0104-10-26" calcext:value-type="date">
            <text:p>0104-10-27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3" office:value-type="string" calcext:value-type="string">
            <text:p>台北小別墅社區公寓大廈管理<text:span text:style-name="T4">委員會(代表人:林麗華)</text:span>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</text:p>
          </table:table-cell>
          <table:table-cell office:value-type="string" calcext:value-type="string">
            <text:p>新北府勞檢字第1043073225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1">
          <table:table-cell/>
          <table:table-cell table:style-name="ce3" office:value-type="string" calcext:value-type="string">
            <text:p>台北小別墅社區公寓大廈管理<text:span text:style-name="T4">委員會(代表人:林麗華)</text:span>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32251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匡映企業有限公司（代表人：陳坤城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新北府勞檢字第1043073824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車麗屋汽車百貨股份有限公司（代表人：卓豐閔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232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新竹物流股份有限公司（代表人：許育瑞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3618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楊雅妮(即東芮企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633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1">
          <table:table-cell/>
          <table:table-cell office:value-type="string" calcext:value-type="string">
            <text:p>楊雅妮(即東芮企業社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36331號</text:p>
          </table:table-cell>
          <table:table-cell office:value-type="date" office:date-value="0104-10-27" calcext:value-type="date">
            <text:p>0104-10-2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陳明紅(即新北市私立樹林育林幼兒園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409號</text:p>
          </table:table-cell>
          <table:table-cell office:value-type="date" office:date-value="0104-10-28" calcext:value-type="date">
            <text:p>0104-10-2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劉媄(即名昇企業社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3413號</text:p>
          </table:table-cell>
          <table:table-cell office:value-type="date" office:date-value="0104-10-28" calcext:value-type="date">
            <text:p>0104-10-2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毅潔環保有限公司（代表人：鐘美玲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3411號</text:p>
          </table:table-cell>
          <table:table-cell office:value-type="date" office:date-value="0104-10-28" calcext:value-type="date">
            <text:p>0104-10-29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林建銘(即茗泰茶行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新北府勞檢字第10430739571號</text:p>
          </table:table-cell>
          <table:table-cell office:value-type="date" office:date-value="0104-10-29" calcext:value-type="date">
            <text:p>0104-10-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黃俊緯(即亞伯蘭企業社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新北府勞檢字第1043074088號</text:p>
          </table:table-cell>
          <table:table-cell office:value-type="date" office:date-value="0104-10-29" calcext:value-type="date">
            <text:p>0104-10-30</text:p>
          </table:table-cell>
        </table:table-row>
        <table:table-row table:style-name="ro1">
          <table:table-cell/>
          <table:table-cell office:value-type="string" calcext:value-type="string">
            <text:p>黃俊緯(即亞伯蘭企業社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新北府勞檢字第10430740881號</text:p>
          </table:table-cell>
          <table:table-cell office:value-type="date" office:date-value="0104-10-29" calcext:value-type="date">
            <text:p>0104-10-30</text:p>
          </table:table-cell>
        </table:table-row>
        <table:table-row table:style-name="ro1">
          <table:table-cell/>
          <table:table-cell office:value-type="string" calcext:value-type="string">
            <text:p>黃俊緯(即亞伯蘭企業社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新北府勞檢字第10430740882號</text:p>
          </table:table-cell>
          <table:table-cell office:value-type="date" office:date-value="0104-10-29" calcext:value-type="date">
            <text:p>0104-10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 style:data-style-name="N2" text:time-value="12:02:23.4665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4:39:14.232743000</dc:date>
    <meta:editing-duration>PT2H39M43S</meta:editing-duration>
    <meta:editing-cycles>14</meta:editing-cycles>
    <meta:generator>LibreOffice/4.4.5.2$MacOSX_X86_64 LibreOffice_project/a22f674fd25a3b6f45bdebf25400ed2adff0ff99</meta:generator>
    <meta:document-statistic meta:table-count="1" meta:cell-count="1470" meta:object-count="0"/>
  </office:meta>
</office:document-meta>
</file>